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5.011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 es du genre à aller à la bibliothèque pour lire au lieu de sortir dehors 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 préfères prendre des risques quitte à mettre des gens en danger que de ne rien f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ambi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 es près à sacrifier du temps avec les autres pour les a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- ambi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 souhaites accomplir de grandes choses, rester dans l’histo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 fais attention aux êtres qui t’entourent et essaye de les rendre heure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 apprécies parler de sujets sérieux en ayant des connaissances sur le suj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 serais capable d’aller chercher un bébé dans une maison en feu, de mettre ta vie en je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on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s une compétition tu penses toujours être en mesure de gag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 recherches la vérité peu importe les conséquences <text:span text:style-name="T1">!0!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 aimes partager avec tes am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- ambi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l t’arrive régulièrement de surmonter tes peu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 vas régulièrement voir ta famill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intelligen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 es capable de prendre des décisions difficiles <text:s/>si cela est nécess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l t’arrive fréquemment de rester plonger dans tes pensées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intelligen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11:53.570000000</meta:creation-date>
    <dc:date>2024-02-15T15:41:29.837000000</dc:date>
    <meta:editing-duration>PT2H14M30S</meta:editing-duration>
    <meta:editing-cycles>3</meta:editing-cycles>
    <meta:generator>LibreOffice/7.4.5.1$Windows_X86_64 LibreOffice_project/9c0871452b3918c1019dde9bfac75448afc4b57f</meta:generator>
    <meta:document-statistic meta:table-count="1" meta:cell-count="158" meta:object-count="0"/>
  </office:meta>
</office:document-meta>
</file>